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b37f" officeooo:paragraph-rsid="000fb37f"/>
    </style:style>
    <style:style style:name="P2" style:family="paragraph" style:parent-style-name="Standard">
      <style:text-properties fo:font-size="14pt" officeooo:rsid="000fb37f" style:font-size-asian="12.25pt" style:font-size-complex="14pt"/>
    </style:style>
    <style:style style:name="P3" style:family="paragraph" style:parent-style-name="Standard">
      <style:text-properties fo:font-size="14pt" officeooo:rsid="000fb37f" officeooo:paragraph-rsid="000fb37f" style:font-size-asian="12.25pt" style:font-size-complex="14pt"/>
    </style:style>
    <style:style style:name="P4" style:family="paragraph" style:parent-style-name="Standard">
      <style:text-properties fo:font-size="14pt" officeooo:rsid="00101112" officeooo:paragraph-rsid="00101112" style:font-size-asian="12.25pt" style:font-size-complex="14pt"/>
    </style:style>
    <style:style style:name="T1" style:family="text">
      <style:text-properties fo:font-size="14pt" style:font-size-asian="12.25pt" style:font-size-complex="14pt"/>
    </style:style>
    <style:style style:name="T2" style:family="text">
      <style:text-properties fo:font-size="14pt" officeooo:rsid="000fb37f" style:font-size-asian="12.25pt" style:font-size-complex="14pt"/>
    </style:style>
    <style:style style:name="T3" style:family="text">
      <style:text-properties style:text-position="super 58%" fo:font-size="14pt" style:font-size-asian="12.25pt" style:font-size-complex="14pt"/>
    </style:style>
    <style:style style:name="T4" style:family="text">
      <style:text-properties style:text-position="super 58%" officeooo:rsid="00101112"/>
    </style:style>
    <style:style style:name="T5" style:family="text">
      <style:text-properties officeooo:rsid="001011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ext:s text:c="49"/></text:span><text:span text:style-name="T2">DBT </text:span><text:span text:style-name="T1"><text:s/></text:span><text:span text:style-name="T2">ASSIGNMENT-2</text:span></text:p>
      <text:p text:style-name="P2"/>
      <text:p text:style-name="P3">1.) Which field of the customers table is the primary key?</text:p>
      <text:p text:style-name="P3">Ans- Cnum field of the customers table is the primary key.</text:p>
      <text:p text:style-name="P3"/>
      <text:p text:style-name="P1"><text:span text:style-name="T1">2.) What is the 4</text:span><text:span text:style-name="T3">th</text:span><text:span text:style-name="T1"> Column of the customers table?</text:span></text:p>
      <text:p text:style-name="P1"><text:span text:style-name="T1">Ans- Rating is the 4</text:span><text:span text:style-name="T3">th</text:span><text:span text:style-name="T1"> Column of the customers table.</text:span></text:p>
      <text:p text:style-name="P3"/>
      <text:p text:style-name="P3">3.) What is the another word for row? For column?</text:p>
      <text:p text:style-name="P3">Ans- Another word for row is Tuple and Entity and Attribute is another word for column.</text:p>
      <text:p text:style-name="P3"/>
      <text:p text:style-name="P3"><text:span text:style-name="T5">4) Why isn’t it possible to see the first 5</text:span><text:span text:style-name="T4">th</text:span><text:span text:style-name="T5"> row of table?</text:span></text:p>
      <text:p text:style-name="P4">Ans- <text:s/>It depends upon the row address of the table. Because the data can get changed or manipulated over the period of time which leads to scattering of address of the data in that ro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6:19:01.405655354</meta:creation-date>
    <dc:date>2023-09-13T23:49:55.272942460</dc:date>
    <meta:editing-duration>PT6M58S</meta:editing-duration>
    <meta:editing-cycles>2</meta:editing-cycles>
    <meta:generator>LibreOffice/7.3.5.2$Linux_X86_64 LibreOffice_project/30$Build-2</meta:generator>
    <meta:document-statistic meta:table-count="0" meta:image-count="0" meta:object-count="0" meta:page-count="1" meta:paragraph-count="9" meta:word-count="118" meta:character-count="665" meta:non-whitespace-character-count="505"/>
  </office:meta>
</office:document-meta>
</file>